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ChangerProxy.invoke( Object proxy , Method method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copeChangerProxy.ScopeChangerProxy( Object wrapped , PipelineComponentScopeHolder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ipelineComponentProxyDecorator.postProcessAfterInitialization( Object bean , String bean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ipelineComponentProxyDecorator.getInterfaces( Set interfaces ,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ipelineComponentProxyDecorator.getInterfaces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ipelineComponentProxyDecorator.get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ProxyDecorator.setHolder( PipelineComponentScopeHolder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ProxyDecorator.postProcessBeforeInitialization(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